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10000027F0775A6B2D5BC59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0.961cm, 9.59cm, 0cm)" draw:image-opacity="100%" style:mirror="none"/>
    </style:style>
    <style:style style:name="gr2" style:family="graphic" style:parent-style-name="objectwithoutfill">
      <style:graphic-properties svg:stroke-width="0.102cm" svg:stroke-color="#ff3333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683cm" svg:height="5.206cm" svg:x="1.001cm" svg:y="8.874cm">
          <draw:image xlink:href="Pictures/10000201000003F10000027F0775A6B2D5BC595C.png" xlink:type="simple" xlink:show="embed" xlink:actuate="onLoad">
            <text:p/>
          </draw:image>
        </draw:frame>
        <draw:line draw:style-name="gr2" draw:text-style-name="P2" draw:layer="layout" svg:x1="14.081cm" svg:y1="10.652cm" svg:x2="17.891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8.879cm" fo:margin-bottom="15.697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8T19:34:29.902799079</dc:date>
    <meta:editing-duration>PT25M11S</meta:editing-duration>
    <meta:editing-cycles>4</meta:editing-cycles>
    <meta:generator>LibreOffice/5.1.6.2$Linux_X86_64 LibreOffice_project/10m0$Build-2</meta:generator>
    <meta:document-statistic meta:object-count="2"/>
  </office:meta>
</office:document-meta>
</file>